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60f25" officeooo:paragraph-rsid="00744c1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bcd9a" officeooo:paragraph-rsid="00793487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bcd9a" officeooo:paragraph-rsid="00744c1d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c0208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70e9d" officeooo:paragraph-rsid="007ae924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70e9d" officeooo:paragraph-rsid="00770e9d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93487" officeooo:paragraph-rsid="00793487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93487" officeooo:paragraph-rsid="00793487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8cdb2" officeooo:paragraph-rsid="0078cdb2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770e9d"/>
    </style:style>
    <style:style style:name="P12" style:family="paragraph" style:parent-style-name="Standard">
      <style:paragraph-properties fo:text-align="start" style:justify-single-word="false"/>
      <style:text-properties officeooo:paragraph-rsid="00793487"/>
    </style:style>
    <style:style style:name="T1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7171a6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730826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760f25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770e9d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793487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7ac533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6bcd9a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7bb85a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7cd723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760f25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weight="normal" officeooo:rsid="00770e9d" style:font-size-asian="12pt" style:font-weight-asian="normal" style:font-size-complex="12pt" style:font-weight-complex="normal"/>
    </style:style>
    <style:style style:name="T15" style:family="text">
      <style:text-properties officeooo:rsid="0019eb27"/>
    </style:style>
    <style:style style:name="T16" style:family="text">
      <style:text-properties officeooo:rsid="006c9e2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62f262" style:font-weight-asian="bold" style:font-weight-complex="bold"/>
    </style:style>
    <style:style style:name="T19" style:family="text">
      <style:text-properties officeooo:rsid="00760f25"/>
    </style:style>
    <style:style style:name="T20" style:family="text">
      <style:text-properties officeooo:rsid="00793487"/>
    </style:style>
    <style:style style:name="T21" style:family="text">
      <style:text-properties officeooo:rsid="0062f262"/>
    </style:style>
    <style:style style:name="T22" style:family="text">
      <style:text-properties officeooo:rsid="007ae924"/>
    </style:style>
    <style:style style:name="T23" style:family="text">
      <style:text-properties officeooo:rsid="007bb85a"/>
    </style:style>
    <style:style style:name="T24" style:family="text">
      <style:text-properties officeooo:rsid="007c9adc"/>
    </style:style>
    <style:style style:name="T25" style:family="text">
      <style:text-properties officeooo:rsid="007cd72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2</text:span><text:span text:style-name="T4">0</text:span><text:span text:style-name="T3">1</text:span><text:span text:style-name="T1"> - </text:span><text:span text:style-name="T8">Ground - </text:span><text:span text:style-name="T2">Cold Start</text:span></text:p>
      <text:p text:style-name="P1"/>
      <text:p text:style-name="P12"><text:span text:style-name="T9">C</text:span><text:span text:style-name="T10">old Start</text:span><text:span text:style-name="T11"> -- </text:span><text:span text:style-name="T12">Autostart</text:span><text:span text:style-name="T11"> cannot be customized, default start sequence takes 2m55s, manual startup below is much much faster</text:span></text:p>
      <text:list xml:id="list1390389084" text:style-name="L1">
        <text:list-item>
          <text:p text:style-name="P6"><text:span text:style-name="T17">Right wall switches:</text:span><text:span text:style-name="T21"> </text:span>Bottom row, all on except rear 2.<text:span text:style-name="T21"> <text:s/></text:span>Top row, all on except front 2 and rear 1.</text:p>
        </text:list-item>
        <text:list-item>
          <text:p text:style-name="P6"><text:span text:style-name="T17">Left wall switches:</text:span><text:span text:style-name="T18"> </text:span>All on except rear 4.</text:p>
        </text:list-item>
        <text:list-item>
          <text:p text:style-name="P11"><text:span text:style-name="T6">Throttles</text:span><text:span text:style-name="T14"> to </text:span><text:span text:style-name="T6">IDLE</text:span><text:span text:style-name="T14"> (</text:span><text:span text:style-name="T5">Bottom Thumb Button</text:span><text:span text:style-name="T13"> and </text:span><text:span text:style-name="T5">shift-Bottom Thumb Button</text:span><text:span text:style-name="T14">, moves throttles out of STOP latches</text:span><text:span text:style-name="T13">)</text:span></text:p>
        </text:list-item>
        <text:list-item>
          <text:p text:style-name="P11"><text:span text:style-name="T6">Engine start </text:span><text:span text:style-name="T7">buttons</text:span><text:span text:style-name="T14">, </text:span><text:span text:style-name="T6">left</text:span><text:span text:style-name="T14"> and </text:span><text:span text:style-name="T6">right</text:span><text:span text:style-name="T14"> ... </text:span><text:span text:style-name="T6">Press and release both</text:span><text:span text:style-name="T14"> (black guarded switches on left wall behind throttle)</text:span></text:p>
        </text:list-item>
      </text:list>
      <text:list xml:id="list3707110436" text:style-name="L2">
        <text:list-item>
          <text:list>
            <text:list-item>
              <text:p text:style-name="P7">Engines should stabilize at 4100 to 4300 RPM, <text:span text:style-name="T17">OIL warning light</text:span> should go out<text:span text:style-name="T20"> and you're ready to taxi.</text:span></text:p>
            </text:list-item>
            <text:list-item>
              <text:p text:style-name="P8">Continue with rema<text:span text:style-name="T22">i</text:span>ning steps in the meantime.</text:p>
            </text:list-item>
          </text:list>
        </text:list-item>
      </text:list>
      <text:list xml:id="list191918443475032" text:continue-list="list1390389084" text:style-name="L1">
        <text:list-item>
          <text:p text:style-name="P10"><text:span text:style-name="T17">Oxygen diluter lever</text:span> ... <text:span text:style-name="T17">MIX</text:span> (left console rear, behind Flaps control panel)</text:p>
        </text:list-item>
        <text:list-item>
          <text:p text:style-name="P10"><text:span text:style-name="T17">Canopy</text:span> ... <text:span text:style-name="T17">Close</text:span> (locks and pressurizes automatically)</text:p>
        </text:list-item>
        <text:list-item>
          <text:p text:style-name="P9"><text:span text:style-name="T17">Radar power switch</text:span> ... <text:span text:style-name="T17">STANDBY</text:span> (left wall middle, top, or <text:span text:style-name="T17">Middle Finger Hat up</text:span> once)</text:p>
        </text:list-item>
        <text:list-item>
          <text:p text:style-name="P9"><text:span text:style-name="T17">Wheel chocks</text:span> ... <text:span text:style-name="T17">Remove</text:span></text:p>
        </text:list-item>
        <text:list-item>
          <text:p text:style-name="P9">When engine <text:span text:style-name="T17">OIL warning lights</text:span><text:span text:style-name="T24"> (warning light panel to right of RPM gauge)</text:span> go out, you're ready to taxi.</text:p>
        </text:list-item>
      </text:list>
      <text:p text:style-name="P2"/>
      <text:p text:style-name="P3"><text:span text:style-name="T19">Follow remaining steps in pref</text:span><text:span text:style-name="T16">l</text:span><text:span text:style-name="T19">ight checklist on following page.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21T19:19:17.730000000</dc:date>
    <meta:editing-duration>PT15H15S</meta:editing-duration>
    <meta:editing-cycles>9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4" meta:word-count="191" meta:character-count="1083" meta:non-whitespace-character-count="916"/>
  </office:meta>
</office:document-meta>
</file>